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Bron: Eigen bewerking door JRC.</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Deleties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an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leer-</text:span><text:span text:style-name="T61"> </text:span><text:span text:style-name="T2">resultaat-</text:span><text:span text:style-name="T61"> </text:span><text:span text:style-name="T62">verklar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e focus van het individu oriënteren, om zelfverzekerd, kritisch en verantwoord gebruik van digitale technologieën mogelijk te maken.</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Voorbeelden</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outcome</text:span><text:span text:style-name="T89"> </text:span><text:span text:style-name="T2">resultaten</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adapting</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A2.3 LEERRESULTATEN</text:h>
      <text:p text:style-name="P139"><text:span text:style-name="T96">Outcomes.docx];[Voeg</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len hebben in elke fase steun en bijdragen geleverd</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opgesteld en enkele initiële voorstellen voor DigComp 3.0-prioriteiten.</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eve</text:span><text:span text:style-name="T61"> </text:span><text:span text:style-name="T2">voorbeelden</text:span><text:span text:style-name="T61"> </text:span><text:span text:style-name="T2">bronnen</text:span><text:span text:style-name="T61"> </text:span><text:span text:style-name="T2">geraadpleegd tijdens</text:span><text:span text:style-name="T61"> </text:span><text:span text:style-name="T2">development</text:span><text:span text:style-name="T61"> </text:span><text:span text:style-name="T2">ontwikkeling van</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 </text:span><text:soft-page-break/><text:span text:style-name="T122">Gapanalyse, met name 4.3 en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waarin 43 artikelen zijn opgenomen. Langdurige schermtijd werd geassocieerd met een verhoogd risico op obesitas en andere cardiometabole risicofactoren, mentale gezondheid, ongezonde eetgewoonten en eetstoornissen, en problemen in ontwikkeling en de ouder-kindrelatie. Slaap, lichamelijke activiteit, gezichtsvermogen, hoofdpijn, en het bewegingsapparaat.</text:span><text:soft-page-break/><text:span text:style-name="T122">Het bewegingsapparaat werd ook negatief beïnvloed. De effecten variëren echter afhankelijk van het type media dat werd gebruikt en de wijze waarop de verschillende typen media werden gebruikt. Geleide behandeling van competenti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raamwerk; en begeleidende documentatie.</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3.0</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zijn</text:span><text:span text:style-name="T91"> </text:span><text:span text:style-name="T2">er</text:span><text:span text:style-name="T91"> </text:span><text:span text:style-name="T2">honderden</text:span><text:span text:style-name="T91"> </text:span><text:span text:style-name="T2">Article</text:span><text:span text:style-name="T91"> </text:span><text:span text:style-name="T2">Europe</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het</text:span><text:span text:style-name="T91"> </text:span><text:span text:style-name="T2">development</text:span><text:span text:style-name="T91"> </text:span><text:span text:style-name="T2">van</text:span><text:span text:style-name="T91"> </text:span><text:span text:style-name="T2">Article</text:span><text:span text:style-name="T91"> </text:span><text:span text:style-name="T2">development</text:span><text:span text:style-name="T91"> </text:span><text:span text:style-name="T2">bij</text:span><text:span text:style-name="T91"> </text:span><text:span text:style-name="T2">u</text:span><text:span text:style-name="T91"> </text:span><text:span text:style-name="T2">in de buurt</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vinden</text:p>
      <text:p text:style-name="P132">Online</text:p>
      <text:p text:style-name="Standard"><text:span text:style-name="T2">Informatie</text:span><text:span text:style-name="T91"> </text:span><text:span text:style-name="T2">over</text:span><text:span text:style-name="T91"> </text:span><text:span text:style-name="T2">th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le</text:span><text:span text:style-name="T91"> </text:span><text:span text:style-name="T2">th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the</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uw</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om</text:span><text:span text:style-name="T62"> </text:span><text:span text:style-name="T2">tot juridische</text:span><text:span text:style-name="T62"> </text:span><text:span text:style-name="T2">informatie</text:span><text:span text:style-name="T62"> </text:span><text:span text:style-name="T2">van</text:span><text:span text:style-name="T91"> </text:span><text:span text:style-name="T2">development</text:span><text:span text:style-name="T62"> </text:span><text:span text:style-name="T2">EU,</text:span><text:span text:style-name="T62"> </text:span><text:span text:style-name="T2">met inbegrip van</text:span><text:span text:style-name="T62"> </text:span><text:span text:style-name="T2">all</text:span><text:span text:style-name="T62"> </text:span><text:span text:style-name="T2">EU</text:span><text:span text:style-name="T62"> </text:span><text:span text:style-name="T2">and</text:span><text:span text:style-name="T91"> </text:span><text:span text:style-name="T2">sinds</text:span><text:span text:style-name="T62"> </text:span><text:span text:style-name="T2">1951</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taal-</text:span><text:span text:style-name="T62"> </text:span><text:span text:style-name="T2">versies,</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competence;aangebracht</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a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implementation:</text:span><text:span text:style-name="T91"> </text:span><text:span text:style-name="T2">beide</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